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, stixgeneral, serif"/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.238cm" fo:margin-bottom="0.212cm" style:line-height-at-least="0.635cm" fo:text-align="start" style:justify-single-word="false" fo:orphans="2" fo:widows="2" fo:padding="0cm" fo:border="none"/>
      <style:text-properties fo:font-variant="normal" fo:text-transform="none" fo:color="#202124" style:font-name="arial" fo:font-size="12pt" fo:letter-spacing="normal" fo:font-style="normal" fo:font-weight="normal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1" fo:font-size="11.2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lycolysis</text:span><text:span text:style-name="T2"> substantial flux is controlled at four steps: glucose import, hexokinase, phosphofructokinase, and lactate export</text:span> .</text:p>
      <text:p text:style-name="P1">Genes :</text:p>
      <text:p text:style-name="P1"><text:s/>#Glucose transporters</text:p>
      <text:p text:style-name="P1"><text:s text:c="2"/>"SLC2A1" , <text:s/>"SLC2A2" , <text:s/>"SLC2A3" , <text:s/>"SLC2A4", "SLC2A14",</text:p>
      <text:p text:style-name="P1"><text:s text:c="2"/>hexokinase</text:p>
      <text:p text:style-name="P1">HK1 HK2</text:p>
      <text:p text:style-name="P1"><text:span text:style-name="T2">phosphofructokinase</text:span></text:p>
      <text:p text:style-name="P1"><text:span text:style-name="T2">PFKL, PFKP, PFKM</text:span></text:p>
      <text:p text:style-name="P1"><text:span text:style-name="T2">#Lactate transporters</text:span></text:p>
      <text:p text:style-name="P1"><text:span text:style-name="T2"><text:s text:c="2"/>"SLC16A1", "SLC16A7", "SLC16A8", "SLC16A3", "SLC16A4",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, stixgeneral, serif"/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07T08:40:33.01</meta:creation-date>
    <meta:document-statistic meta:table-count="0" meta:image-count="0" meta:object-count="0" meta:page-count="1" meta:paragraph-count="10" meta:word-count="42" meta:character-count="344"/>
    <dc:date>2021-03-07T12:41:09.89</dc:date>
    <meta:editing-duration>PT34M3S</meta:editing-duration>
    <meta:editing-cycles>1</meta:editing-cycles>
    <meta:generator>OpenOffice/4.1.8$Win32 OpenOffice.org_project/418m3$Build-9803</meta:generator>
  </office:meta>
</office:document-meta>
</file>